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e45a8" officeooo:paragraph-rsid="000e45a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2"/>Eu Quero Mais</text:p>
      <text:p text:style-name="P1"/>
      <text:p text:style-name="P1"><text:s text:c="2"/>Intro.: D7 <text:s/>C#m Bm C#m D7 <text:s/>C#m C9 Bm E4 E</text:p>
      <text:p text:style-name="P1"/>
      <text:p text:style-name="P1">A <text:s text:c="12"/>C#m</text:p>
      <text:p text:style-name="P1"><text:s text:c="2"/>Tua presença envolve o meu ser</text:p>
      <text:p text:style-name="P1"><text:s text:c="5"/>D/A <text:s text:c="15"/>E4 E</text:p>
      <text:p text:style-name="P1"><text:s text:c="2"/>Já posso sentir Teu poder</text:p>
      <text:p text:style-name="P1"><text:s text:c="3"/>A <text:s text:c="20"/>C#m</text:p>
      <text:p text:style-name="P1"><text:s text:c="2"/>Sinto <text:s/>Tua <text:s/>Glória <text:s/>descer sobre mim</text:p>
      <text:p text:style-name="P1"><text:s text:c="3"/>D <text:s text:c="18"/>F#m A/C#</text:p>
      <text:p text:style-name="P1"><text:s text:c="2"/>Quero muito mais de Ti</text:p>
      <text:p text:style-name="P1"><text:s text:c="3"/>Bm7 <text:s text:c="18"/>E</text:p>
      <text:p text:style-name="P1"><text:s text:c="2"/>Leva-me a encontrar Contigo</text:p>
      <text:p text:style-name="P1"><text:s text:c="2"/>C#7 <text:s text:c="15"/>F#m</text:p>
      <text:p text:style-name="P1"><text:s text:c="2"/>No altar de Tua presença</text:p>
      <text:p text:style-name="P1"><text:s text:c="3"/>Bm <text:s text:c="14"/>Bm/A <text:s text:c="13"/>E4 E <text:s text:c="2"/>2ª vez: Bm G E4 E</text:p>
      <text:p text:style-name="P1"><text:s text:c="2"/>Pra que eu possa exaltar Teu nome Senhor</text:p>
      <text:p text:style-name="P1"/>
      <text:p text:style-name="P1"/>
      <text:p text:style-name="P1"/>
      <text:p text:style-name="P1"><text:s text:c="12"/>A</text:p>
      <text:p text:style-name="P1"><text:s text:c="2"/>Eu quero mais,</text:p>
      <text:p text:style-name="P1"><text:s text:c="10"/>E/G# <text:s text:c="2"/>F#m <text:s text:c="2"/>G/A <text:s text:c="4"/>A/C# <text:s text:c="4"/>D</text:p>
      <text:p text:style-name="P1"><text:s text:c="2"/>Mais da Tua <text:s/>unção <text:s text:c="2"/>mais do Teu poder,</text:p>
      <text:p text:style-name="P1"><text:s text:c="2"/>Bm <text:s text:c="5"/>A/C# <text:s text:c="4"/>D <text:s/>D#º <text:s text:c="2"/>E4 E</text:p>
      <text:p text:style-name="P1"><text:s text:c="2"/>Muito <text:s/>mais <text:s/>de <text:s/>Ti, <text:s/>Senhor</text:p>
      <text:p text:style-name="P1"><text:s text:c="10"/>A <text:s text:c="7"/>C#m <text:s text:c="2"/>F#m</text:p>
      <text:p text:style-name="P1"><text:s text:c="2"/>Quero ouvir, Tua doce <text:s/>voz,</text:p>
      <text:p text:style-name="P1"><text:s text:c="5"/>G/A <text:s text:c="3"/>A/C# <text:s text:c="4"/>D</text:p>
      <text:p text:style-name="P1"><text:s text:c="2"/>Sentir o Teu fluir</text:p>
      <text:p text:style-name="P1"><text:s text:c="5"/>Bm <text:s text:c="10"/>E4 <text:s text:c="11"/>A</text:p>
      <text:p text:style-name="P1"><text:s text:c="2"/>Em Tua presença me envolver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8T16:51:52.801682420</meta:creation-date>
    <dc:date>2018-03-18T16:56:45.756019363</dc:date>
    <meta:editing-duration>PT4M53S</meta:editing-duration>
    <meta:editing-cycles>1</meta:editing-cycles>
    <meta:document-statistic meta:table-count="0" meta:image-count="0" meta:object-count="0" meta:page-count="1" meta:paragraph-count="28" meta:word-count="128" meta:character-count="826" meta:non-whitespace-character-count="432"/>
    <meta:generator>LibreOffice/5.1.6.2$Linux_X86_64 LibreOffice_project/10m0$Build-2</meta:generator>
  </office:meta>
</office:document-meta>
</file>